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9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2cm" svg:height="8.999cm" svg:x="13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2:36:36</meta:creation-date>
    <dc:date>2016-10-19T17:00:51</dc:date>
    <dc:creator>Lu Ding</dc:creator>
    <meta:editing-duration>PT12M3S</meta:editing-duration>
    <meta:editing-cycles>3</meta:editing-cycles>
    <meta:generator>OpenOffice/4.1.3$Unix OpenOffice.org_project/413m1$Build-9783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116" number:language="en" number:country="US">
      <number:number number:decimal-places="10" number:min-integer-digits="1"/>
    </number:number-style>
    <number:number-style style:name="N16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6000">
      <style:chart-properties chart:symbol-type="named-symbol" chart:symbol-name="circle" chart:symbol-width="0.15cm" chart:symbol-height="0.15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8116">
      <style:text-properties fo:font-family="'Times New Roman'" style:font-style-name="Normal" style:font-family-generic="roman" fo:font-size="12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9.001cm" xlink:href="." xlink:type="simple" chart:class="chart:scatter" chart:style-name="ch1">
        <chart:plot-area chart:style-name="ch2" chart:data-source-has-labels="both" svg:x="1.407cm" svg:y="0.855cm" svg:width="10.114cm" svg:height="5.905cm">
          <chartooo:coordinate-region svg:x="2.281cm" svg:y="1.053cm" svg:width="9.146cm" svg:height="5.064cm"/>
          <chart:axis chart:dimension="x" chart:name="primary-x" chart:style-name="ch3" chartooo:axis-type="auto">
            <chart:title svg:x="4.506cm" svg:y="6.94cm" chart:style-name="ch4">
              <text:p>complex 10000x [sec]

(a)</text:p>
            </chart:title>
            <chart:categories table:cell-range-address="local-table.$A$2:.$A$43"/>
          </chart:axis>
          <chart:axis chart:dimension="y" chart:name="primary-y" chart:style-name="ch3">
            <chart:title svg:x="0.451cm" svg:y="5.35cm" chart:style-name="ch5">
              <text:p>real 10000x [sec]</text:p>
            </chart:title>
          </chart:axis>
          <chart:series chart:style-name="ch6" chart:values-cell-range-address="local-table.$C$2:.$C$43" chart:label-cell-address="local-table.$C$1" chart:class="chart:scatter">
            <chart:domain table:cell-range-address="local-table.$B$2:.$B$43"/>
            <chart:regression-curve chart:style-name="ch7">
              <chart:equation chart:display-r-square="true" chart:style-name="ch8"/>
            </chart:regression-curve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999">
                <text:p>0.00299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99">
                <text:p>0.003999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998">
                <text:p>0.011998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995">
                <text:p>0.028995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9989999999999">
                <text:p>0.059989999999999</text:p>
              </table:table-cell>
              <table:table-cell office:value-type="float" office:value="0.020995999999997">
                <text:p>0.0209959999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978999999997">
                <text:p>0.136978999999997</text:p>
              </table:table-cell>
              <table:table-cell office:value-type="float" office:value="0.043993">
                <text:p>0.043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998">
                <text:p>0.011998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996">
                <text:p>0.021996</text:p>
              </table:table-cell>
              <table:table-cell office:value-type="float" office:value="0.007999">
                <text:p>0.007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993000000001">
                <text:p>0.044993000000001</text:p>
              </table:table-cell>
              <table:table-cell office:value-type="float" office:value="0.014998">
                <text:p>0.014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988999999998">
                <text:p>0.076988999999998</text:p>
              </table:table-cell>
              <table:table-cell office:value-type="float" office:value="0.025995999999999">
                <text:p>0.025995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974999999994">
                <text:p>0.163974999999994</text:p>
              </table:table-cell>
              <table:table-cell office:value-type="float" office:value="0.054991999999999">
                <text:p>0.054991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0993">
                <text:p>0.050993</text:p>
              </table:table-cell>
              <table:table-cell office:value-type="float" office:value="0.015998">
                <text:p>0.015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987">
                <text:p>0.080987</text:p>
              </table:table-cell>
              <table:table-cell office:value-type="float" office:value="0.024996">
                <text:p>0.024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980000000001">
                <text:p>0.127980000000001</text:p>
              </table:table-cell>
              <table:table-cell office:value-type="float" office:value="0.042992999999996">
                <text:p>0.042992999999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9967000000025">
                <text:p>0.219967000000025</text:p>
              </table:table-cell>
              <table:table-cell office:value-type="float" office:value="0.070989000000026">
                <text:p>0.070989000000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0976999999997">
                <text:p>0.150976999999997</text:p>
              </table:table-cell>
              <table:table-cell office:value-type="float" office:value="0.043992999999997">
                <text:p>0.0439929999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968000000004">
                <text:p>0.212968000000004</text:p>
              </table:table-cell>
              <table:table-cell office:value-type="float" office:value="0.064991000000006">
                <text:p>0.064991000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095099999998">
                <text:p>0.32095099999998</text:p>
              </table:table-cell>
              <table:table-cell office:value-type="float" office:value="0.094985000000008">
                <text:p>0.094985000000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7945000000001">
                <text:p>0.357945000000001</text:p>
              </table:table-cell>
              <table:table-cell office:value-type="float" office:value="0.102984000000021">
                <text:p>0.10298400000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8923999999988">
                <text:p>0.498923999999988</text:p>
              </table:table-cell>
              <table:table-cell office:value-type="float" office:value="0.144978000000037">
                <text:p>0.144978000000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1886000000013">
                <text:p>0.751886000000013</text:p>
              </table:table-cell>
              <table:table-cell office:value-type="float" office:value="0.208969000000025">
                <text:p>0.208969000000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998">
                <text:p>0.008998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995">
                <text:p>0.034995</text:p>
              </table:table-cell>
              <table:table-cell office:value-type="float" office:value="0.012998">
                <text:p>0.012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986">
                <text:p>0.085986</text:p>
              </table:table-cell>
              <table:table-cell office:value-type="float" office:value="0.029995">
                <text:p>0.029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6972999999997">
                <text:p>0.176972999999997</text:p>
              </table:table-cell>
              <table:table-cell office:value-type="float" office:value="0.060989999999997">
                <text:p>0.06098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5947999999993">
                <text:p>0.345947999999993</text:p>
              </table:table-cell>
              <table:table-cell office:value-type="float" office:value="0.117983000000009">
                <text:p>0.117983000000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997">
                <text:p>0.015997</text:p>
              </table:table-cell>
              <table:table-cell office:value-type="float" office:value="0.005999">
                <text:p>0.005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994">
                <text:p>0.043994</text:p>
              </table:table-cell>
              <table:table-cell office:value-type="float" office:value="0.015998">
                <text:p>0.015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7985">
                <text:p>0.097985</text:p>
              </table:table-cell>
              <table:table-cell office:value-type="float" office:value="0.033995">
                <text:p>0.033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4968999999998">
                <text:p>0.204968999999998</text:p>
              </table:table-cell>
              <table:table-cell office:value-type="float" office:value="0.065989999999999">
                <text:p>0.06598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5944999999982">
                <text:p>0.365944999999982</text:p>
              </table:table-cell>
              <table:table-cell office:value-type="float" office:value="0.123981999999984">
                <text:p>0.123981999999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799">
                <text:p>0.06799</text:p>
              </table:table-cell>
              <table:table-cell office:value-type="float" office:value="0.022997">
                <text:p>0.022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98">
                <text:p>0.13298</text:p>
              </table:table-cell>
              <table:table-cell office:value-type="float" office:value="0.044994000000001">
                <text:p>0.044994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8961999999999">
                <text:p>0.248961999999999</text:p>
              </table:table-cell>
              <table:table-cell office:value-type="float" office:value="0.078988000000003">
                <text:p>0.07898800000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4937000000009">
                <text:p>0.414937000000009</text:p>
              </table:table-cell>
              <table:table-cell office:value-type="float" office:value="0.138978000000009">
                <text:p>0.138978000000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3968999999994">
                <text:p>0.203968999999994</text:p>
              </table:table-cell>
              <table:table-cell office:value-type="float" office:value="0.063989999999997">
                <text:p>0.0639899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0949000000004">
                <text:p>0.330949000000004</text:p>
              </table:table-cell>
              <table:table-cell office:value-type="float" office:value="0.102984000000006">
                <text:p>0.102984000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8921000000034">
                <text:p>0.518921000000034</text:p>
              </table:table-cell>
              <table:table-cell office:value-type="float" office:value="0.169974000000025">
                <text:p>0.169974000000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1927999999991">
                <text:p>0.471927999999991</text:p>
              </table:table-cell>
              <table:table-cell office:value-type="float" office:value="0.138979000000006">
                <text:p>0.13897900000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589700000002">
                <text:p>0.67589700000002</text:p>
              </table:table-cell>
              <table:table-cell office:value-type="float" office:value="0.211967000000016">
                <text:p>0.211967000000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8860999999993">
                <text:p>0.918860999999993</text:p>
              </table:table-cell>
              <table:table-cell office:value-type="float" office:value="0.278957999999989">
                <text:p>0.278957999999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116" number:language="en" number:country="US">
      <number:number number:decimal-places="10" number:min-integer-digits="1"/>
    </number:number-style>
    <number:number-style style:name="N16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6000">
      <style:chart-properties chart:symbol-type="named-symbol" chart:symbol-name="circle" chart:symbol-width="0.15cm" chart:symbol-height="0.15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8116">
      <style:text-properties fo:font-family="'Times New Roman'" style:font-style-name="Normal" style:font-family-generic="roman" fo:font-size="12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9cm" xlink:href="." xlink:type="simple" chart:class="chart:scatter" chart:style-name="ch1">
        <chart:plot-area chart:style-name="ch2" chart:data-source-has-labels="both" svg:x="1.407cm" svg:y="0.855cm" svg:width="10.114cm" svg:height="5.904cm">
          <chartooo:coordinate-region svg:x="2.281cm" svg:y="1.052cm" svg:width="9.019cm" svg:height="5.064cm"/>
          <chart:axis chart:dimension="x" chart:name="primary-x" chart:style-name="ch3" chartooo:axis-type="auto">
            <chart:title svg:x="4.506cm" svg:y="6.939cm" chart:style-name="ch4">
              <text:p>complex 10000x [sec]

(b)</text:p>
            </chart:title>
            <chart:categories table:cell-range-address="local-table.$A$2:.$A$43"/>
          </chart:axis>
          <chart:axis chart:dimension="y" chart:name="primary-y" chart:style-name="ch3">
            <chart:title svg:x="0.451cm" svg:y="5.35cm" chart:style-name="ch5">
              <text:p>real 10000x [sec]</text:p>
            </chart:title>
          </chart:axis>
          <chart:series chart:style-name="ch6" chart:values-cell-range-address="local-table.$C$2:.$C$43" chart:label-cell-address="local-table.$C$1" chart:class="chart:scatter">
            <chart:domain table:cell-range-address="local-table.$B$2:.$B$43"/>
            <chart:regression-curve chart:style-name="ch7">
              <chart:equation chart:display-r-square="true" chart:style-name="ch8"/>
            </chart:regression-curve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998">
                <text:p>0.008998</text:p>
              </table:table-cell>
              <table:table-cell office:value-type="float" office:value="0.002999">
                <text:p>0.002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997000000001">
                <text:p>0.013997000000001</text:p>
              </table:table-cell>
              <table:table-cell office:value-type="float" office:value="0.005999">
                <text:p>0.005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995">
                <text:p>0.032995</text:p>
              </table:table-cell>
              <table:table-cell office:value-type="float" office:value="0.011997999999998">
                <text:p>0.011997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6992000000008">
                <text:p>0.056992000000008</text:p>
              </table:table-cell>
              <table:table-cell office:value-type="float" office:value="0.020997000000023">
                <text:p>0.020997000000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999">
                <text:p>0.00599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998">
                <text:p>0.012998</text:p>
              </table:table-cell>
              <table:table-cell office:value-type="float" office:value="0.004999">
                <text:p>0.00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996999999999">
                <text:p>0.020996999999999</text:p>
              </table:table-cell>
              <table:table-cell office:value-type="float" office:value="0.007999">
                <text:p>0.007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2994">
                <text:p>0.042994</text:p>
              </table:table-cell>
              <table:table-cell office:value-type="float" office:value="0.014997999999999">
                <text:p>0.014997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989000000007">
                <text:p>0.066989000000007</text:p>
              </table:table-cell>
              <table:table-cell office:value-type="float" office:value="0.023996000000011">
                <text:p>0.023996000000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0995">
                <text:p>0.030995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4993000000002">
                <text:p>0.044993000000002</text:p>
              </table:table-cell>
              <table:table-cell office:value-type="float" office:value="0.014998000000002">
                <text:p>0.014998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988999999995">
                <text:p>0.071988999999995</text:p>
              </table:table-cell>
              <table:table-cell office:value-type="float" office:value="0.023995999999997">
                <text:p>0.023995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2984000000021">
                <text:p>0.102984000000021</text:p>
              </table:table-cell>
              <table:table-cell office:value-type="float" office:value="0.034994000000012">
                <text:p>0.03499400000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988000000003">
                <text:p>0.078988000000003</text:p>
              </table:table-cell>
              <table:table-cell office:value-type="float" office:value="0.024996000000002">
                <text:p>0.024996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982999999995">
                <text:p>0.114982999999995</text:p>
              </table:table-cell>
              <table:table-cell office:value-type="float" office:value="0.037994999999995">
                <text:p>0.037994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4976999999974">
                <text:p>0.154976999999974</text:p>
              </table:table-cell>
              <table:table-cell office:value-type="float" office:value="0.051991999999984">
                <text:p>0.051991999999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996900000001">
                <text:p>0.19996900000001</text:p>
              </table:table-cell>
              <table:table-cell office:value-type="float" office:value="0.060990000000004">
                <text:p>0.0609900000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7960999999966">
                <text:p>0.257960999999966</text:p>
              </table:table-cell>
              <table:table-cell office:value-type="float" office:value="0.078987999999981">
                <text:p>0.07898799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2941999999957">
                <text:p>0.382941999999957</text:p>
              </table:table-cell>
              <table:table-cell office:value-type="float" office:value="0.112982999999986">
                <text:p>0.112982999999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999">
                <text:p>0.004999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997">
                <text:p>0.021997</text:p>
              </table:table-cell>
              <table:table-cell office:value-type="float" office:value="0.007999">
                <text:p>0.007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993">
                <text:p>0.041993</text:p>
              </table:table-cell>
              <table:table-cell office:value-type="float" office:value="0.015997">
                <text:p>0.015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983999999999">
                <text:p>0.102983999999999</text:p>
              </table:table-cell>
              <table:table-cell office:value-type="float" office:value="0.037993999999998">
                <text:p>0.0379939999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976999999983">
                <text:p>0.156976999999983</text:p>
              </table:table-cell>
              <table:table-cell office:value-type="float" office:value="0.056992000000008">
                <text:p>0.0569920000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999">
                <text:p>0.00699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996">
                <text:p>0.025996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6992999999999">
                <text:p>0.046992999999999</text:p>
              </table:table-cell>
              <table:table-cell office:value-type="float" office:value="0.017996999999999">
                <text:p>0.017996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2983">
                <text:p>0.112983</text:p>
              </table:table-cell>
              <table:table-cell office:value-type="float" office:value="0.038994000000002">
                <text:p>0.0389940000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8973999999992">
                <text:p>0.168973999999992</text:p>
              </table:table-cell>
              <table:table-cell office:value-type="float" office:value="0.06198999999998">
                <text:p>0.06198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994">
                <text:p>0.041994</text:p>
              </table:table-cell>
              <table:table-cell office:value-type="float" office:value="0.014997999999999">
                <text:p>0.014997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990000000002">
                <text:p>0.067990000000002</text:p>
              </table:table-cell>
              <table:table-cell office:value-type="float" office:value="0.024996999999999">
                <text:p>0.024996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978999999994">
                <text:p>0.137978999999994</text:p>
              </table:table-cell>
              <table:table-cell office:value-type="float" office:value="0.046991999999996">
                <text:p>0.046991999999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7969999999998">
                <text:p>0.197969999999998</text:p>
              </table:table-cell>
              <table:table-cell office:value-type="float" office:value="0.071989000000002">
                <text:p>0.071989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984999999997">
                <text:p>0.099984999999997</text:p>
              </table:table-cell>
              <table:table-cell office:value-type="float" office:value="0.033994999999997">
                <text:p>0.0339949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7972999999994">
                <text:p>0.177972999999994</text:p>
              </table:table-cell>
              <table:table-cell office:value-type="float" office:value="0.058990999999992">
                <text:p>0.058990999999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1962999999998">
                <text:p>0.241962999999998</text:p>
              </table:table-cell>
              <table:table-cell office:value-type="float" office:value="0.083986999999979">
                <text:p>0.083986999999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4961999999978">
                <text:p>0.254961999999978</text:p>
              </table:table-cell>
              <table:table-cell office:value-type="float" office:value="0.080987999999991">
                <text:p>0.080987999999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4948999999995">
                <text:p>0.334948999999995</text:p>
              </table:table-cell>
              <table:table-cell office:value-type="float" office:value="0.111983000000009">
                <text:p>0.111983000000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0931999999966">
                <text:p>0.450931999999966</text:p>
              </table:table-cell>
              <table:table-cell office:value-type="float" office:value="0.143977999999947">
                <text:p>0.143977999999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